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674" officeooo:paragraph-rsid="00057674"/>
    </style:style>
    <style:style style:name="T1" style:family="text">
      <style:text-properties officeooo:rsid="0006d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ara el proyecto:</text:p>
      <text:p text:style-name="P1"/>
      <text:p text:style-name="P1">Login:</text:p>
      <text:p text:style-name="P1"/>
      <text:p text:style-name="P1">Tras mucho estudiarlo se decide que la app tienene que poder trabajar tanto Online como Ofline de forma totalmente independiente.</text:p>
      <text:p text:style-name="P1"/>
      <text:p text:style-name="P1">Off-Line: Te puede registrar en local en SQLite, crear ticket, guardar las fotos en local y syncronizar con una cuenta online, siempre que tengas el usuario y la password de la cuenta online, la cual no tiene que ser la misma que la tuya.</text:p>
      <text:p text:style-name="P1">Verificara los primaryKey a la hora de importar datos.</text:p>
      <text:p text:style-name="P1">La syncronización se traerá de la cuenta de la nube los datos restantes y actualizará los ya existentes. <text:span text:style-name="T1">En ningún caso eliminará.</text:span></text:p>
      <text:p text:style-name="P1"/>
      <text:p text:style-name="P1">On-Line: Podrás registrarte en firebase con el mismo usuario y se tratara como un usuario diferente.</text:p>
      <text:p text:style-name="P1">Podrás crear tickets y podrás sincronizar con una cuenta local siempre que tengas el usuario y contraseña del usuario local y este ex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8:46:14.221000000</meta:creation-date>
    <dc:date>2020-03-28T10:01:22.860000000</dc:date>
    <meta:editing-duration>PT6M8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8" meta:word-count="139" meta:character-count="818" meta:non-whitespace-character-count="687"/>
  </office:meta>
</office:document-meta>
</file>